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35in"/>
    </style:style>
    <style:style style:name="co2" style:family="table-column">
      <style:table-column-properties fo:break-before="auto" style:column-width="1.2535in"/>
    </style:style>
    <style:style style:name="co3" style:family="table-column">
      <style:table-column-properties fo:break-before="auto" style:column-width="1.4063in"/>
    </style:style>
    <style:style style:name="co4" style:family="table-column">
      <style:table-column-properties fo:break-before="auto" style:column-width="1.1209in"/>
    </style:style>
    <style:style style:name="co5" style:family="table-column">
      <style:table-column-properties fo:break-before="auto" style:column-width="3.398in"/>
    </style:style>
    <style:style style:name="co6" style:family="table-column">
      <style:table-column-properties fo:break-before="auto" style:column-width="1.7327in"/>
    </style:style>
    <style:style style:name="co7" style:family="table-column">
      <style:table-column-properties fo:break-before="auto" style:column-width="1.144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  <style:style style:name="T1" style:family="text">
      <style:text-properties style:font-name="Liberation Sans1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Qty</text:p>
          </table:table-cell>
          <table:table-cell office:value-type="string">
            <text:p>Value</text:p>
          </table:table-cell>
          <table:table-cell office:value-type="string">
            <text:p>Device</text:p>
          </table:table-cell>
          <table:table-cell office:value-type="string">
            <text:p>Package</text:p>
          </table:table-cell>
          <table:table-cell office:value-type="string">
            <text:p>Parts</text:p>
          </table:table-cell>
          <table:table-cell office:value-type="string">
            <text:p>Description</text:p>
          </table:table-cell>
          <table:table-cell office:value-type="string">
            <text:p>DIGIKEY</text:p>
          </table:table-cell>
          <table:table-cell office:value-type="string">
            <text:p>DIGIKEY_COST</text:p>
          </table:table-cell>
          <table:table-cell office:value-type="string">
            <text:p>$ Line total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0.1<text:span text:style-name="T1">Ω</text:span></text:p>
          </table:table-cell>
          <table:table-cell office:value-type="string">
            <text:p>R-US_R1206</text:p>
          </table:table-cell>
          <table:table-cell office:value-type="string">
            <text:p>R1206</text:p>
          </table:table-cell>
          <table:table-cell office:value-type="string">
            <text:p>R5</text:p>
          </table:table-cell>
          <table:table-cell office:value-type="string">
            <text:p>RESISTOR, American symbol</text:p>
          </table:table-cell>
          <table:table-cell office:value-type="string">
            <text:p>A103268CT-ND</text:p>
          </table:table-cell>
          <table:table-cell table:style-name="ce1" office:value-type="currency" office:currency="USD" office:value="0.13">
            <text:p>$0.13</text:p>
          </table:table-cell>
          <table:table-cell table:style-name="ce1" table:formula="of:=[.H2]*[.A2]" office:value-type="currency" office:currency="USD" office:value="0.13">
            <text:p>$0.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.1µF</text:p>
          </table:table-cell>
          <table:table-cell office:value-type="string">
            <text:p>C-USC0603</text:p>
          </table:table-cell>
          <table:table-cell office:value-type="string">
            <text:p>C0603</text:p>
          </table:table-cell>
          <table:table-cell office:value-type="string">
            <text:p>C2, C4, C5, C6</text:p>
          </table:table-cell>
          <table:table-cell office:value-type="string">
            <text:p>CAPACITOR, American symbol</text:p>
          </table:table-cell>
          <table:table-cell office:value-type="string">
            <text:p>445-1316-1-ND</text:p>
          </table:table-cell>
          <table:table-cell table:style-name="ce1" office:value-type="currency" office:currency="USD" office:value="0.1">
            <text:p>$0.10</text:p>
          </table:table-cell>
          <table:table-cell table:style-name="ce1" table:formula="of:=[.H3]*[.A3]" office:value-type="currency" office:currency="USD" office:value="0.4">
            <text:p>$0.4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0kΩ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1</text:p>
          </table:table-cell>
          <table:table-cell office:value-type="string">
            <text:p>RESISTOR, American symbol</text:p>
          </table:table-cell>
          <table:table-cell office:value-type="string">
            <text:p>RMCF0603FT10K0CT-ND</text:p>
          </table:table-cell>
          <table:table-cell table:style-name="ce1" office:value-type="currency" office:currency="USD" office:value="0.04">
            <text:p>$0.04</text:p>
          </table:table-cell>
          <table:table-cell table:style-name="ce1" table:formula="of:=[.H4]*[.A4]" office:value-type="currency" office:currency="USD" office:value="0.04">
            <text:p>$0.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0n</text:p>
          </table:table-cell>
          <table:table-cell office:value-type="string">
            <text:p>C-USC0603</text:p>
          </table:table-cell>
          <table:table-cell office:value-type="string">
            <text:p>C0603</text:p>
          </table:table-cell>
          <table:table-cell office:value-type="string">
            <text:p>C1</text:p>
          </table:table-cell>
          <table:table-cell office:value-type="string">
            <text:p>CAPACITOR, American symbol</text:p>
          </table:table-cell>
          <table:table-cell office:value-type="string">
            <text:p>445-1311-1-ND</text:p>
          </table:table-cell>
          <table:table-cell table:style-name="ce1" office:value-type="currency" office:currency="USD" office:value="0.1">
            <text:p>$0.10</text:p>
          </table:table-cell>
          <table:table-cell table:style-name="ce1" table:formula="of:=[.H5]*[.A5]" office:value-type="currency" office:currency="USD" office:value="0.1">
            <text:p>$0.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0µF</text:p>
          </table:table-cell>
          <table:table-cell office:value-type="string">
            <text:p>C-USC0805</text:p>
          </table:table-cell>
          <table:table-cell office:value-type="string">
            <text:p>C0805</text:p>
          </table:table-cell>
          <table:table-cell office:value-type="string">
            <text:p>C3</text:p>
          </table:table-cell>
          <table:table-cell office:value-type="string">
            <text:p>CAPACITOR, American symbol</text:p>
          </table:table-cell>
          <table:table-cell office:value-type="string">
            <text:p>445-7534-1-ND</text:p>
          </table:table-cell>
          <table:table-cell table:style-name="ce1" office:value-type="currency" office:currency="USD" office:value="0.1">
            <text:p>$0.10</text:p>
          </table:table-cell>
          <table:table-cell table:style-name="ce1" table:formula="of:=[.H6]*[.A6]" office:value-type="currency" office:currency="USD" office:value="0.1">
            <text:p>$0.1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1kΩ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2, R7, R8</text:p>
          </table:table-cell>
          <table:table-cell office:value-type="string">
            <text:p>RESISTOR, American symbol</text:p>
          </table:table-cell>
          <table:table-cell office:value-type="string">
            <text:p>RMCF0603FT1K00CT-ND</text:p>
          </table:table-cell>
          <table:table-cell table:style-name="ce1" office:value-type="currency" office:currency="USD" office:value="0.04">
            <text:p>$0.04</text:p>
          </table:table-cell>
          <table:table-cell table:style-name="ce1" table:formula="of:=[.H7]*[.A7]" office:value-type="currency" office:currency="USD" office:value="0.12">
            <text:p>$0.1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8.7kΩ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9</text:p>
          </table:table-cell>
          <table:table-cell office:value-type="string">
            <text:p>RESISTOR, American symbol</text:p>
          </table:table-cell>
          <table:table-cell office:value-type="string">
            <text:p>RMCF0603FT28R7CT-ND</text:p>
          </table:table-cell>
          <table:table-cell table:style-name="ce1" office:value-type="currency" office:currency="USD" office:value="0.04">
            <text:p>$0.04</text:p>
          </table:table-cell>
          <table:table-cell table:style-name="ce1" table:formula="of:=[.H8]*[.A8]" office:value-type="currency" office:currency="USD" office:value="0.04">
            <text:p>$0.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3.3kΩ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6</text:p>
          </table:table-cell>
          <table:table-cell office:value-type="string">
            <text:p>RESISTOR, American symbol</text:p>
          </table:table-cell>
          <table:table-cell office:value-type="string">
            <text:p>RMCF0603FT3K30CT-ND</text:p>
          </table:table-cell>
          <table:table-cell table:style-name="ce1" office:value-type="currency" office:currency="USD" office:value="0.04">
            <text:p>$0.04</text:p>
          </table:table-cell>
          <table:table-cell table:style-name="ce1" table:formula="of:=[.H9]*[.A9]" office:value-type="currency" office:currency="USD" office:value="0.04">
            <text:p>$0.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3.9kΩ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3, R4</text:p>
          </table:table-cell>
          <table:table-cell office:value-type="string">
            <text:p>RESISTOR, American symbol</text:p>
          </table:table-cell>
          <table:table-cell office:value-type="string">
            <text:p>RMCF0603FT3K90CT-ND</text:p>
          </table:table-cell>
          <table:table-cell table:style-name="ce1" office:value-type="currency" office:currency="USD" office:value="0.04">
            <text:p>$0.04</text:p>
          </table:table-cell>
          <table:table-cell table:style-name="ce1" table:formula="of:=[.H10]*[.A10]" office:value-type="currency" office:currency="USD" office:value="0.08">
            <text:p>$0.08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ATTINY5-TSHR</text:p>
          </table:table-cell>
          <table:table-cell office:value-type="string">
            <text:p>SOT95P280X145-6N</text:p>
          </table:table-cell>
          <table:table-cell office:value-type="string">
            <text:p>U2</text:p>
          </table:table-cell>
          <table:table-cell office:value-type="string">
            <text:p>Microcontroller ATTiny5</text:p>
          </table:table-cell>
          <table:table-cell office:value-type="string">
            <text:p>ATTINY10-TSHRCT-ND</text:p>
          </table:table-cell>
          <table:table-cell table:style-name="ce1" office:value-type="currency" office:currency="USD" office:value="0.69">
            <text:p>$0.69</text:p>
          </table:table-cell>
          <table:table-cell table:style-name="ce1" table:formula="of:=[.H11]*[.A11]" office:value-type="currency" office:currency="USD" office:value="0.69">
            <text:p>$0.69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BC846</text:p>
          </table:table-cell>
          <table:table-cell office:value-type="string">
            <text:p>SOT23</text:p>
          </table:table-cell>
          <table:table-cell office:value-type="string">
            <text:p>Q2</text:p>
          </table:table-cell>
          <table:table-cell office:value-type="string">
            <text:p>NPN TRANSISTOR</text:p>
          </table:table-cell>
          <table:table-cell office:value-type="string">
            <text:p>BC846BMTFCT-ND</text:p>
          </table:table-cell>
          <table:table-cell table:style-name="ce1" office:value-type="currency" office:currency="USD" office:value="0.17">
            <text:p>$0.17</text:p>
          </table:table-cell>
          <table:table-cell table:style-name="ce1" table:formula="of:=[.H12]*[.A12]" office:value-type="currency" office:currency="USD" office:value="0.17">
            <text:p>$0.17</text:p>
          </table:table-cell>
        </table:table-row>
        <table:table-row table:style-name="ro1" table:visibility="collapse">
          <table:table-cell office:value-type="float" office:value="1">
            <text:p>1</text:p>
          </table:table-cell>
          <table:table-cell office:value-type="string">
            <text:p>DIODES</text:p>
          </table:table-cell>
          <table:table-cell office:value-type="string">
            <text:p>MPT2</text:p>
          </table:table-cell>
          <table:table-cell office:value-type="string">
            <text:p>2POL254</text:p>
          </table:table-cell>
          <table:table-cell office:value-type="string">
            <text:p>X1</text:p>
          </table:table-cell>
          <table:table-cell office:value-type="string">
            <text:p>PHOENIX CONNECTOR</text:p>
          </table:table-cell>
          <table:table-cell/>
          <table:table-cell table:style-name="ce1"/>
          <table:table-cell table:style-name="ce1" table:formula="of:=[.H13]*[.A13]" office:value-type="currency" office:currency="USD" office:value="0">
            <text:p>$0.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DIODE_0603</text:p>
          </table:table-cell>
          <table:table-cell office:value-type="string">
            <text:p>D0603</text:p>
          </table:table-cell>
          <table:table-cell office:value-type="string">
            <text:p>D1</text:p>
          </table:table-cell>
          <table:table-cell office:value-type="string">
            <text:p>feedback protection diode</text:p>
          </table:table-cell>
          <table:table-cell office:value-type="string">
            <text:p>641-1002-1-ND</text:p>
          </table:table-cell>
          <table:table-cell table:style-name="ce1" office:value-type="currency" office:currency="USD" office:value="0.23">
            <text:p>$0.23</text:p>
          </table:table-cell>
          <table:table-cell table:style-name="ce1" table:formula="of:=[.H14]*[.A14]" office:value-type="currency" office:currency="USD" office:value="0.23">
            <text:p>$0.23</text:p>
          </table:table-cell>
        </table:table-row>
        <table:table-row table:style-name="ro1" table:visibility="collapse">
          <table:table-cell office:value-type="float" office:value="1">
            <text:p>1</text:p>
          </table:table-cell>
          <table:table-cell office:value-type="string">
            <text:p>INPUT</text:p>
          </table:table-cell>
          <table:table-cell office:value-type="string">
            <text:p>MPT3</text:p>
          </table:table-cell>
          <table:table-cell office:value-type="string">
            <text:p>3POL254</text:p>
          </table:table-cell>
          <table:table-cell office:value-type="string">
            <text:p>X2</text:p>
          </table:table-cell>
          <table:table-cell office:value-type="string">
            <text:p>PHOENIX CONNECTOR</text:p>
          </table:table-cell>
          <table:table-cell/>
          <table:table-cell table:style-name="ce1"/>
          <table:table-cell table:style-name="ce1" table:formula="of:=[.H15]*[.A15]" office:value-type="currency" office:currency="USD" office:value="0">
            <text:p>$0.0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MCP6L2-X_SN</text:p>
          </table:table-cell>
          <table:table-cell office:value-type="string">
            <text:p>SOIC8-N_MC</text:p>
          </table:table-cell>
          <table:table-cell office:value-type="string">
            <text:p>U3</text:p>
          </table:table-cell>
          <table:table-cell office:value-type="string">
            <text:p>Dual OpAmp</text:p>
          </table:table-cell>
          <table:table-cell office:value-type="string">
            <text:p>MCP6L2T-E/SNCT-ND</text:p>
          </table:table-cell>
          <table:table-cell table:style-name="ce1" office:value-type="currency" office:currency="USD" office:value="0.64">
            <text:p>$0.64</text:p>
          </table:table-cell>
          <table:table-cell table:style-name="ce1" table:formula="of:=[.H16]*[.A16]" office:value-type="currency" office:currency="USD" office:value="0.64">
            <text:p>$0.64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SI2301CDS</text:p>
          </table:table-cell>
          <table:table-cell office:value-type="string">
            <text:p>SOT-23_POWER</text:p>
          </table:table-cell>
          <table:table-cell office:value-type="string">
            <text:p>Q1</text:p>
          </table:table-cell>
          <table:table-cell office:value-type="string">
            <text:p>P-Channel MOSFET</text:p>
          </table:table-cell>
          <table:table-cell office:value-type="string">
            <text:p>568-6956-1-ND</text:p>
          </table:table-cell>
          <table:table-cell table:style-name="ce1" office:value-type="currency" office:currency="USD" office:value="0.69">
            <text:p>$0.69</text:p>
          </table:table-cell>
          <table:table-cell table:style-name="ce1" table:formula="of:=[.H17]*[.A17]" office:value-type="currency" office:currency="USD" office:value="0.69">
            <text:p>$0.69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SPX5205M5-L-3-3</text:p>
          </table:table-cell>
          <table:table-cell office:value-type="string">
            <text:p>SOT95P280X145-5N</text:p>
          </table:table-cell>
          <table:table-cell office:value-type="string">
            <text:p>U1</text:p>
          </table:table-cell>
          <table:table-cell office:value-type="string">
            <text:p>150mA, LOW-NOISE LDO VOLTAGE REGULATOR</text:p>
          </table:table-cell>
          <table:table-cell office:value-type="string">
            <text:p>1016-1251-ND</text:p>
          </table:table-cell>
          <table:table-cell table:style-name="ce1" office:value-type="currency" office:currency="USD" office:value="0.6">
            <text:p>$0.60</text:p>
          </table:table-cell>
          <table:table-cell table:style-name="ce1" table:formula="of:=[.H18]*[.A18]" office:value-type="currency" office:currency="USD" office:value="0.6">
            <text:p>$0.60</text:p>
          </table:table-cell>
        </table:table-row>
        <table:table-row table:style-name="ro1" table:visibility="collapse">
          <table:table-cell office:value-type="float" office:value="5">
            <text:p>5</text:p>
          </table:table-cell>
          <table:table-cell table:number-columns-repeated="2" office:value-type="string">
            <text:p>TPI</text:p>
          </table:table-cell>
          <table:table-cell office:value-type="string">
            <text:p>TPI_PAD</text:p>
          </table:table-cell>
          <table:table-cell office:value-type="string">
            <text:p>+5V, GND, RESET, TPICLK, TPIDATA</text:p>
          </table:table-cell>
          <table:table-cell table:number-columns-repeated="4"/>
        </table:table-row>
        <table:table-row table:style-name="ro3">
          <table:table-cell table:number-columns-repeated="9"/>
        </table:table-row>
        <table:table-row table:style-name="ro3">
          <table:table-cell table:number-columns-repeated="8"/>
          <table:table-cell table:formula="of:=SUM([.I2:.I18])" office:value-type="currency" office:currency="USD" office:value="4.07">
            <text:p>$4.07</text:p>
          </table:table-cell>
        </table:table-row>
        <table:table-row table:style-name="ro1" table:number-rows-repeated="104855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Marath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30">00/00/0000</text:date>, <text:time style:data-style-name="N2" text:time-value="0000-00-00T22:35: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30T22:36:00</dc:date>
    <meta:generator>LibreOffice/4.0.3.3$Linux_X86_64 LibreOffice_project/400m0$Build-3</meta:generator>
    <meta:editing-duration>PT48S</meta:editing-duration>
    <meta:editing-cycles>3</meta:editing-cycles>
    <meta:document-statistic meta:table-count="1" meta:cell-count="166" meta:object-count="0"/>
  </office:meta>
</office:document-meta>
</file>